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Deja Vu Sans Mono', 'Bitstream Vera Sans Mono', Monaco, 'Courier New', Courier, monospace"/>
    <style:font-face style:name="Helvetica" svg:font-family="Helvetica, sans-serif"/>
    <style:font-face style:name="PT Serif" svg:font-family="'PT Serif', serif"/>
    <style:font-face style:name="Ubuntu" svg:font-family="Ubuntu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3f332" officeooo:paragraph-rsid="0003f332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style:line-height-at-least="0.556cm" fo:text-align="start" style:justify-single-word="false" fo:widows="1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Ubuntu" fo:font-size="11.25pt" fo:letter-spacing="normal" fo:font-style="normal" fo:font-weight="normal" fo:background-color="transparent" fo:padding="0cm" fo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style:line-height-at-least="0.556cm" fo:text-align="start" style:justify-single-word="false" fo:widows="1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556cm" fo:text-align="start" style:justify-single-word="false" fo:widows="1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fo:background-color="transparent" fo:padding="0cm" fo:border="none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style:line-height-at-least="0.661cm" fo:widows="1" fo:text-indent="0cm" style:auto-text-indent="false"/>
    </style:style>
    <style:style style:name="P6" style:family="paragraph" style:parent-style-name="Text_20_body">
      <style:paragraph-properties fo:margin-top="0cm" fo:margin-bottom="0cm" style:contextual-spacing="false"/>
      <style:text-properties fo:font-size="11.25pt" fo:background-color="transparent" fo:padding="0cm" fo:border="none"/>
    </style:style>
    <style:style style:name="P7" style:family="paragraph" style:parent-style-name="Text_20_body" style:list-style-name="L2">
      <style:paragraph-properties fo:margin-top="0cm" fo:margin-bottom="0cm" style:contextual-spacing="false" style:line-height-at-least="0.661cm" fo:widows="1"/>
      <style:text-properties fo:font-variant="normal" fo:text-transform="none" fo:color="#454545" style:font-name="Helvetica" fo:font-size="12pt" fo:letter-spacing="normal" fo:font-style="normal" fo:font-weight="normal"/>
    </style:style>
    <style:style style:name="P8" style:family="paragraph" style:parent-style-name="Text_20_body">
      <style:paragraph-properties fo:margin-left="0.079cm" fo:margin-right="0.053cm" fo:margin-top="0cm" fo:margin-bottom="0cm" style:contextual-spacing="false" style:line-height-at-least="0.556cm" fo:text-align="start" style:justify-single-word="false" fo:widows="1" fo:text-indent="0cm" style:auto-text-indent="false" fo:padding="0cm" fo:border="none"/>
    </style:style>
    <style:style style:name="P9" style:family="paragraph" style:parent-style-name="Heading_20_2">
      <style:paragraph-properties fo:margin-left="0cm" fo:margin-right="0cm" fo:margin-top="0cm" fo:margin-bottom="0cm" style:contextual-spacing="false" fo:line-height="110%" fo:text-align="start" style:justify-single-word="false" fo:widows="1" fo:text-indent="0cm" style:auto-text-indent="false" fo:padding="0cm" fo:border="none"/>
      <style:text-properties fo:font-variant="normal" fo:text-transform="none" fo:color="#000000" style:font-name="PT Serif" fo:font-size="11.25pt" fo:letter-spacing="normal" fo:font-style="normal" fo:font-weight="normal" fo:background-color="transparent" fo:padding="0cm" fo:border="none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style:line-height-at-least="0.556cm" fo:text-align="start" style:justify-single-word="false" fo:widows="1" fo:text-indent="0cm" style:auto-text-indent="false" fo:background-color="#e3e3e3" fo:padding="0cm" fo:border="none">
        <style:background-image/>
      </style:paragraph-properties>
      <style:text-properties fo:font-variant="normal" fo:text-transform="none" fo:color="#000000" style:font-name="Consolas" fo:font-size="11.25pt" fo:letter-spacing="normal" fo:font-style="normal" fo:font-weight="normal" fo:background-color="transparent" fo:padding="0cm" fo:border="none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style:line-height-at-least="0.556cm" fo:text-align="start" style:justify-single-word="false" fo:widows="1" fo:text-indent="0cm" style:auto-text-indent="false" fo:background-color="#e3e3e3" fo:padding="0cm" fo:border="none">
        <style:background-image/>
      </style:paragraph-properties>
      <style:text-properties fo:font-variant="normal" fo:text-transform="none" fo:color="#303030" style:font-name="Consolas" fo:font-size="11.25pt" fo:letter-spacing="normal" fo:font-style="normal" fo:font-weight="normal" fo:background-color="transparent" fo:padding="0cm" fo:border="none"/>
    </style:style>
    <style:style style:name="P12" style:family="paragraph" style:parent-style-name="Heading_20_5">
      <style:paragraph-properties fo:margin-left="0cm" fo:margin-right="0cm" fo:margin-top="0cm" fo:margin-bottom="0cm" style:contextual-spacing="false" fo:line-height="110%" fo:text-align="start" style:justify-single-word="false" fo:widows="1" fo:text-indent="0cm" style:auto-text-indent="false" fo:padding="0cm" fo:border="none"/>
      <style:text-properties fo:font-variant="normal" fo:text-transform="none" fo:color="#000000" style:font-name="PT Serif" fo:font-size="11.25pt" fo:letter-spacing="normal" fo:font-style="normal" fo:font-weight="normal" fo:background-color="transparent" fo:padding="0cm" fo:border="none"/>
    </style:style>
    <style:style style:name="P13" style:family="paragraph" style:parent-style-name="Standard">
      <style:text-properties officeooo:rsid="0002d7d8" officeooo:paragraph-rsid="0002d7d8"/>
    </style:style>
    <style:style style:name="P14" style:family="paragraph" style:parent-style-name="Standard">
      <style:text-properties officeooo:rsid="0003f332" officeooo:paragraph-rsid="0003f332"/>
    </style:style>
    <style:style style:name="P15" style:family="paragraph" style:parent-style-name="Standard">
      <style:text-properties fo:font-weight="bold" officeooo:rsid="0003f332" officeooo:paragraph-rsid="0003f332" style:font-weight-asian="bold" style:font-weight-complex="bold"/>
    </style:style>
    <style:style style:name="P16" style:family="paragraph" style:parent-style-name="Heading_20_1">
      <style:text-properties officeooo:rsid="0002d7d8" officeooo:paragraph-rsid="0002d7d8"/>
    </style:style>
    <style:style style:name="T1" style:family="text">
      <style:text-properties fo:color="#333333" style:text-line-through-style="none" style:text-line-through-type="none" style:font-name="PT Serif" fo:font-size="33.75pt" style:text-underline-style="none" fo:font-weight="normal" style:text-blinking="false" fo:background-color="#ffffff" loext:char-shading-value="0" fo:padding="0cm" fo:border="none"/>
    </style:style>
    <style:style style:name="T2" style:family="text">
      <style:text-properties fo:font-variant="normal" fo:text-transform="none" fo:color="#690005" style:font-name="Ubuntu" fo:font-size="11.25pt" fo:letter-spacing="normal" fo:font-style="normal" style:text-underline-style="solid" style:text-underline-width="auto" style:text-underline-color="font-color" fo:font-weight="normal" fo:background-color="transparent" loext:char-shading-value="0" fo:padding="0cm" fo:border="none"/>
    </style:style>
    <style:style style:name="T3" style:family="text">
      <style:text-properties fo:font-variant="normal" fo:text-transform="none" fo:color="#000000" style:font-name="Ubuntu" fo:font-size="11.25pt" fo:letter-spacing="normal" fo:font-style="normal" fo:font-weight="normal" fo:background-color="transparent" loext:char-shading-value="0" fo:padding="0cm" fo:border="none"/>
    </style:style>
    <style:style style:name="T4" style:family="text">
      <style:text-properties fo:font-variant="normal" fo:text-transform="none" fo:color="#000000" style:font-name="Consolas" fo:font-size="11.25pt" fo:letter-spacing="normal" fo:font-style="normal" fo:font-weight="normal" fo:background-color="#eeeeee" loext:char-shading-value="0" fo:padding="0cm" fo:border="none"/>
    </style:style>
    <style:style style:name="T5" style:family="text">
      <style:text-properties fo:font-variant="normal" fo:text-transform="none" fo:color="#454545" style:font-name="Helvetica" fo:font-size="12pt" fo:letter-spacing="normal" fo:font-style="normal" fo:font-weight="normal"/>
    </style:style>
    <style:style style:name="T6" style:family="text">
      <style:text-properties fo:font-variant="normal" fo:text-transform="none" fo:color="#0000ff" style:text-line-through-style="none" style:text-line-through-type="none" style:font-name="Helvetica" fo:font-size="12pt" fo:letter-spacing="norm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color="#c65d09" fo:font-weight="bold"/>
    </style:style>
    <style:style style:name="T8" style:family="text">
      <style:text-properties fo:color="#00702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a xlink:type="simple" xlink:href="http://swasher.pp.ua/ispolzovanie-pip-i-virtualenv.html">http://swasher.pp.ua/ispolzovanie-pip-i-virtualenv.html</text:a></text:p>
      <text:p text:style-name="P13"/>
      <text:h text:style-name="P16" text:outline-level="1"><text:a xlink:type="simple" xlink:href="http://swasher.pp.ua/ispolzovanie-pip-i-virtualenv.html"><text:span text:style-name="T1">Использование pip и virtualenv</text:span></text:a></text:h>
      <text:p text:style-name="P3"><text:a xlink:type="simple" xlink:href="http://swasher.pp.ua/python-i-virtualnoe-okruzhenie.html"><text:span text:style-name="T2">НОВАЯ ВЕРСИЯ СТАТЬИ</text:span></text:a></text:p>
      <text:p text:style-name="P4">Тут постараюсь свести до кучи использование python 2 и 3, pip, virtualenv, vitrualenvwrapper и PyCharm.</text:p>
      <text:p text:style-name="P4">Для определенности версии пакетов:</text:p>
      <text:list xml:id="list8854315996420512625" text:style-name="L1">
        <text:list-item>
          <text:p text:style-name="P2">Ubuntu - 14.04 trusty</text:p>
        </text:list-item>
        <text:list-item>
          <text:p text:style-name="P2">Python2 - 2.7.6</text:p>
        </text:list-item>
        <text:list-item>
          <text:p text:style-name="P2">Python3 - 3.4.0</text:p>
        </text:list-item>
        <text:list-item>
          <text:p text:style-name="P2">Django - 1.7</text:p>
        </text:list-item>
        <text:list-item>
          <text:p text:style-name="P2">PyCharm - 3.4.1 (windows)</text:p>
        </text:list-item>
      </text:list>
      <text:p text:style-name="P4">Есть два способа использовать изолированное окружение - либо один virtualenv для всех проектов, либо для каждого проекта свой virtualenv. Так как раньше изолирование не использовал, я пойду по второму пути.</text:p>
      <text:p text:style-name="P8"><text:span text:style-name="T3">Чтобы узнать, какая версия питона стоит в системе по-умолчанию, можно воспользоваться утилитой</text:span><text:span text:style-name="Source_20_Text"><text:span text:style-name="T4">pyversions</text:span></text:span><text:span text:style-name="T3">:</text:span></text:p>
      <text:p text:style-name="P10"><text:span text:style-name="T7">$</text:span> pyversions -d</text:p>
      <text:p text:style-name="P11">python2.7</text:p>
      <text:h text:style-name="P9" text:outline-level="2">Создание виртуального окружения</text:h>
      <text:h text:style-name="P12" text:outline-level="5">Новый способ - pyvenv (только python3)</text:h>
      <text:p text:style-name="P3"><text:span text:style-name="T3">Python3 имеет встроенную утилиту для создания виртуального окружения - </text:span><text:a xlink:type="simple" xlink:href="https://docs.python.org/3/library/venv.html"><text:span text:style-name="T2">pyvenv</text:span></text:a><text:span text:style-name="T3">. К сожалению, на Ubuntu 14.04 она имеет </text:span><text:a xlink:type="simple" xlink:href="https://bugs.launchpad.net/ubuntu/+source/python3.4/+bug/1290847"><text:span text:style-name="T2">баг</text:span></text:a><text:span text:style-name="T3">, создание окружения аварийно завершается ошибкой:</text:span></text:p>
      <text:p text:style-name="P10"><text:span text:style-name="T7">$</text:span> pyvenv-3.4 myvirt</text:p>
      <text:p text:style-name="P11">Error: Command '['/home/swasher/django_test/myvirt/bin/python3.4', '-Im', 'ensurepip', \</text:p>
      <text:p text:style-name="P11">'--upgrade', '--default-pip']' returned non-zero exit status 1</text:p>
      <text:p text:style-name="P3"><text:span text:style-name="T3">Разработчики вроде бы пофиксили, но в апстрим фикс попадет только в 14.10. Но не беда, эта утилита основана на питоновском классе EnvBuilder, который появился в 3.3. На сайте python есть </text:span><text:a xlink:type="simple" xlink:href="https://docs.python.org/3/library/venv.html#an-example-of-extending-envbuilder"><text:span text:style-name="T2">пример</text:span></text:a><text:span text:style-name="T3">скрипта. Его работа заключается в создании окружения и установке туда setuptools и pip. Скачиваем скрипт и запускаем:</text:span></text:p>
      <text:p text:style-name="P10"><text:span text:style-name="T7">$</text:span> python3 pyvenvex.py yourenv</text:p>
      <text:p text:style-name="P4">Aктивируем</text:p>
      <text:p text:style-name="P10"><text:span text:style-name="T7">$</text:span> <text:span text:style-name="T8">source </text:span>yourenv/bin/activate</text:p>
      <text:p text:style-name="P4">Можно убедится, что pip и python работают в контейнере</text:p>
      <text:p text:style-name="P10"><text:span text:style-name="T7">(yourenv)root@test:~#</text:span> which pip</text:p>
      <text:p text:style-name="P11">/home/swasher/yourenv/bin/pip</text:p>
      <text:p text:style-name="P10"><text:span text:style-name="T7">(yourenv)root@test:~#</text:span> which python</text:p>
      <text:p text:style-name="P11">/home/swasher/yourenv/bin/python</text:p>
      <text:p text:style-name="P10"><text:span text:style-name="T7">(yourenv)root@test:~#</text:span> python -V</text:p>
      <text:p text:style-name="P11"><text:soft-page-break/>Python 3.4.0</text:p>
      <text:p text:style-name="P4">Все, можно начинать устанавливать джанго</text:p>
      <text:p text:style-name="P10"><text:span text:style-name="T7">(yourenv)root@test:~#</text:span> pip install django</text:p>
      <text:p text:style-name="P4">Выйти из контейнера можно командой</text:p>
      <text:p text:style-name="P10"><text:span text:style-name="T7">(yourenv)root@test:~#</text:span> deactivate</text:p>
      <text:p text:style-name="P6"/>
      <text:p text:style-name="P15">Для установки PIP понадобилось:</text:p>
      <text:p text:style-name="P14">http://pythonworld.ru/osnovy/pip.html</text:p>
      <text:p text:style-name="P14"/>
      <text:p text:style-name="P1"><text:span text:style-name="T5">Официальная инструкция ( </text:span><text:a xlink:type="simple" xlink:href="https://pip.pypa.io/en/latest/installing.html" office:target-frame-name="_blank" xlink:show="new"><text:span text:style-name="T6">https://pip.pypa.io/en/latest/installing.html</text:span></text:a><text:span text:style-name="T5"> ):</text:span></text:p>
      <text:list xml:id="list2678734573695606317" text:style-name="L2">
        <text:list-item>
          <text:p text:style-name="P5"><text:span text:style-name="T5">Загрузить </text:span><text:a xlink:type="simple" xlink:href="https://bootstrap.pypa.io/get-pip.py" office:target-frame-name="_blank" xlink:show="new"><text:span text:style-name="T6">get-pip.py</text:span></text:a><text:span text:style-name="T5"> (обязательно сохранив с расширением .py).</text:span></text:p>
        </text:list-item>
        <text:list-item>
          <text:p text:style-name="P7">Запустить этот файл (могут потребоваться права администратора).</text:p>
        </text:list-item>
      </text:list>
      <text:p text:style-name="P14"/>
      <text:p text:style-name="P14">$ python3 get-pip.py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Deja Vu Sans Mono', 'Bitstream Vera Sans Mono', Monaco, 'Courier New', Courier, monospace"/>
    <style:font-face style:name="Helvetica" svg:font-family="Helvetica, sans-serif"/>
    <style:font-face style:name="PT Serif" svg:font-family="'PT Serif', serif"/>
    <style:font-face style:name="Ubuntu" svg:font-family="Ubuntu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02:09:20.411597155</meta:creation-date>
    <dc:date>2016-02-27T02:13:56.363301745</dc:date>
    <meta:editing-duration>PT3M33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2" meta:paragraph-count="41" meta:word-count="267" meta:character-count="2113" meta:non-whitespace-character-count="1896"/>
  </office:meta>
</office:document-meta>
</file>